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7"/>
    <style:style style:name="P2" style:family="paragraph" style:parent-style-name="Preformatted_20_Text" style:list-style-name="L7">
      <style:paragraph-properties fo:margin-top="0in" fo:margin-bottom="0.1965in" style:contextual-spacing="false"/>
    </style:style>
    <style:style style:name="P3" style:family="paragraph" style:parent-style-name="Preformatted_20_Text" style:list-style-name="L9"/>
    <style:style style:name="P4" style:family="paragraph" style:parent-style-name="Preformatted_20_Text" style:list-style-name="L9">
      <style:paragraph-properties fo:margin-top="0in" fo:margin-bottom="0.1965in" style:contextual-spacing="false"/>
    </style:style>
    <style:style style:name="P5" style:family="paragraph" style:parent-style-name="Table_20_Contents">
      <style:text-properties officeooo:rsid="0019cd0f" officeooo:paragraph-rsid="0019cd0f"/>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T1" style:family="text">
      <style:text-properties officeooo:rsid="0019cd0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ort Yönetim ve İzleme Uygulaması Dökümantasyonu</text:h>
      <text:h text:style-name="Heading_20_2" text:outline-level="2"><text:span text:style-name="Strong_20_Emphasis">1. Projenin Amacı</text:span></text:h>
      <text:p text:style-name="Text_20_body">Bu uygulamanın amacı, projelerde ve uygulamalarda kullanılan portların yönetimini ve izlenmesini kolaylaştırmaktır. Kullanıcılar; hangi uygulamanın hangi portu kullandığını görebilir, filtreleyebilir, yeni port ekleyebilir ve mevcut port bilgilerini düzenleyebilir. Ayrıca, Excel dosyaları üzerinden veri import edilerek port listesi toplu olarak güncellenebilir. Bu sayede, projelerde port çakışmaları önlenir ve port yönetimi merkezi bir sistem üzerinden daha verimli bir şekilde yapılır.</text:p>
      <text:h text:style-name="Heading_20_2" text:outline-level="2"><text:span text:style-name="Strong_20_Emphasis">2. Özellikler</text:span></text:h>
      <text:list xml:id="list376534792" text:style-name="L1">
        <text:list-item>
          <text:p text:style-name="P7">Port kullanım listesini tablo şeklinde görüntüleme. </text:p>
        </text:list-item>
        <text:list-item>
          <text:p text:style-name="P7">Proje adı, uygulama adı, port numarası ve açıklamaya göre filtreleme. </text:p>
        </text:list-item>
        <text:list-item>
          <text:p text:style-name="P7">Port bilgilerini ekleme, düzenleme ve silme. </text:p>
        </text:list-item>
        <text:list-item>
          <text:p text:style-name="P7">Excel üzerinden toplu veri import ve mevcut verilerin Excel olarak export edilmesi. </text:p>
        </text:list-item>
        <text:list-item>
          <text:p text:style-name="P6">Modern ve kullanıcı dostu bir arayüz. </text:p>
        </text:list-item>
      </text:list>
      <text:h text:style-name="Heading_20_2" text:outline-level="2"><text:span text:style-name="Strong_20_Emphasis">3. Teknolojiler ve Araçlar</text:span></text:h>
      <text:list xml:id="list2962636410" text:style-name="L2">
        <text:list-item>
          <text:p text:style-name="P9"><text:span text:style-name="Strong_20_Emphasis">Frontend:</text:span> React, PrimeReact, PrimeFlex </text:p>
        </text:list-item>
        <text:list-item>
          <text:p text:style-name="P9"><text:span text:style-name="Strong_20_Emphasis">Backend:</text:span> Node.js (Express.js) <text:span text:style-name="T1">veya Java Spring Boot</text:span></text:p>
        </text:list-item>
        <text:list-item>
          <text:p text:style-name="P9"><text:span text:style-name="Strong_20_Emphasis">Veritabanı:</text:span> PostgreSQL </text:p>
        </text:list-item>
        <text:list-item>
          <text:p text:style-name="P9"><text:span text:style-name="Strong_20_Emphasis">Excel İşlemleri:</text:span> <text:span text:style-name="Source_20_Text">xlsx</text:span> kütüphanesi </text:p>
        </text:list-item>
        <text:list-item>
          <text:p text:style-name="P8"><text:span text:style-name="Strong_20_Emphasis">Versiyon Kontrol:</text:span> Git, GitHub </text:p>
        </text:list-item>
      </text:list>
      <text:h text:style-name="Heading_20_2" text:outline-level="2"><text:span text:style-name="Strong_20_Emphasis">4. Veri Modeli</text:span></text:h>
      <text:p text:style-name="Text_20_body">Port yönetim uygulaması aşağıdaki alanları içeren bir veritabanı tablosuna sahiptir:</text:p>
      <text:list xml:id="list2987451717" text:style-name="L3">
        <text:list-item>
          <text:p text:style-name="P11"><text:span text:style-name="Strong_20_Emphasis">port_number</text:span> <text:span text:style-name="Emphasis">(number)</text:span>: Port numarası (örn: 8080) </text:p>
        </text:list-item>
        <text:list-item>
          <text:p text:style-name="P11"><text:span text:style-name="Strong_20_Emphasis">project_name</text:span> <text:span text:style-name="Emphasis">(string)</text:span>: Projenin adı (örn: Web Portalı) </text:p>
        </text:list-item>
        <text:list-item>
          <text:p text:style-name="P11"><text:span text:style-name="Strong_20_Emphasis">application_name</text:span> <text:span text:style-name="Emphasis">(string)</text:span>: Porta ihtiyaç duyan uygulama adı (örn: Nginx) </text:p>
        </text:list-item>
        <text:list-item>
          <text:p text:style-name="P10"><text:span text:style-name="Strong_20_Emphasis">description</text:span> <text:span text:style-name="Emphasis">(string)</text:span>: Port kullanımına dair açıklama (örn: Sunucu yönlendirmesi) </text:p>
        </text:list-item>
      </text:list>
      <text:h text:style-name="Heading_20_2" text:outline-level="2"><text:span text:style-name="Strong_20_Emphasis">5. Proje Yapısı</text:span></text:h>
      <text:h text:style-name="Heading_20_3" text:outline-level="3"><text:span text:style-name="Strong_20_Emphasis">Frontend</text:span></text:h>
      <text:list xml:id="list1527362802" text:style-name="L4">
        <text:list-item>
          <text:p text:style-name="P13"><text:span text:style-name="Strong_20_Emphasis">Kullanıcı Arayüzü:</text:span> Port listesi, arama ve filtreleme seçenekleri, ekleme/düzenleme modalları. </text:p>
        </text:list-item>
        <text:list-item>
          <text:p text:style-name="P13"><text:span text:style-name="Strong_20_Emphasis">Excel Import:</text:span> Kullanıcılar bir Excel dosyası yükleyerek port listesini güncelleyebilir. </text:p>
        </text:list-item>
        <text:list-item>
          <text:p text:style-name="P12"><text:span text:style-name="Strong_20_Emphasis">Kullanılan Bileşenler:</text:span> PrimeReact DataTable, Dialog, InputText, Button, FileUpload. </text:p>
        </text:list-item>
      </text:list>
      <text:h text:style-name="Heading_20_3" text:outline-level="3"><text:soft-page-break/><text:span text:style-name="Strong_20_Emphasis">Backend</text:span></text:h>
      <text:list xml:id="list1595829942" text:style-name="L5">
        <text:list-item>
          <text:p text:style-name="P15"><text:span text:style-name="Strong_20_Emphasis">API Endpoints:</text:span> </text:p>
          <text:list>
            <text:list-item>
              <text:p text:style-name="P15"><text:span text:style-name="Source_20_Text">GET /ports</text:span> - Port listesini getirir. </text:p>
            </text:list-item>
            <text:list-item>
              <text:p text:style-name="P15"><text:span text:style-name="Source_20_Text">POST /ports</text:span> - Yeni bir port ekler. </text:p>
            </text:list-item>
            <text:list-item>
              <text:p text:style-name="P15"><text:span text:style-name="Source_20_Text">PUT /ports/:id</text:span> - Belirli bir port bilgisini günceller. </text:p>
            </text:list-item>
            <text:list-item>
              <text:p text:style-name="P15"><text:span text:style-name="Source_20_Text">DELETE /ports/:id</text:span> - Bir port kaydını siler. </text:p>
            </text:list-item>
            <text:list-item>
              <text:p text:style-name="P15"><text:span text:style-name="Source_20_Text">POST /ports/import</text:span> - Excel dosyası ile toplu veri import eder. </text:p>
            </text:list-item>
          </text:list>
        </text:list-item>
        <text:list-item>
          <text:p text:style-name="P14"><text:span text:style-name="Strong_20_Emphasis">Veritabanı Bağlantısı:</text:span> PostgreSQL ile port verilerinin yönetimi yapılır. </text:p>
        </text:list-item>
      </text:list>
      <text:h text:style-name="Heading_20_2" text:outline-level="2"><text:span text:style-name="Strong_20_Emphasis">6. Kurulum ve Çalıştırma</text:span></text:h>
      <text:h text:style-name="Heading_20_3" text:outline-level="3"><text:span text:style-name="Strong_20_Emphasis">Gereksinimler:</text:span></text:h>
      <text:list xml:id="list1473811831" text:style-name="L6">
        <text:list-item>
          <text:p text:style-name="P17">Node.js yüklü olmalı. </text:p>
        </text:list-item>
        <text:list-item>
          <text:p text:style-name="P17">PostgreSQL kurulmuş ve çalışıyor olmalı. </text:p>
        </text:list-item>
        <text:list-item>
          <text:p text:style-name="P16">GitHub hesabı ve git ku<text:span text:style-name="T1">llanarak proje versiyonlanmalı</text:span></text:p>
        </text:list-item>
      </text:list>
      <text:h text:style-name="Heading_20_2" text:outline-level="2"><text:span text:style-name="Strong_20_Emphasis">7. Kullanıcı Rehberi</text:span></text:h>
      <text:list xml:id="list1602813192" text:style-name="L8">
        <text:list-item>
          <text:p text:style-name="P21"><text:span text:style-name="Strong_20_Emphasis">Port Görüntüleme:</text:span> Ana sayfadaki tablo üzerinden tüm portları görebilirsiniz. </text:p>
        </text:list-item>
        <text:list-item>
          <text:p text:style-name="P21"><text:span text:style-name="Strong_20_Emphasis">Filtreleme:</text:span> Üst kısımdaki arama çubuğu ile port, proje veya uygulama adına göre arama yapabilirsiniz. </text:p>
        </text:list-item>
        <text:list-item>
          <text:p text:style-name="P21"><text:span text:style-name="Strong_20_Emphasis">Yeni Port Ekleme:</text:span> "Yeni Ekle" butonuna tıklayarak port bilgilerini girin ve kaydedin. </text:p>
        </text:list-item>
        <text:list-item>
          <text:p text:style-name="P21"><text:span text:style-name="Strong_20_Emphasis">Düzenleme:</text:span> İlgili portun yanındaki düzenle butonuna tıklayın. </text:p>
        </text:list-item>
        <text:list-item>
          <text:p text:style-name="P20"><text:span text:style-name="Strong_20_Emphasis">Excel Import:</text:span> "Excel Yükle" butonuna tıklayarak veri import edin. Dosya formatı örneği aşağıdadır.</text:p>
        </text:list-item>
      </text:list>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0:58:25.572542881</meta:creation-date>
    <dc:date>2025-02-20T11:00:51.842373536</dc:date>
    <meta:editing-duration>PT2M26S</meta:editing-duration>
    <meta:editing-cycles>1</meta:editing-cycles>
    <meta:document-statistic meta:table-count="0" meta:image-count="0" meta:object-count="0" meta:page-count="2" meta:paragraph-count="45" meta:word-count="369" meta:character-count="2664" meta:non-whitespace-character-count="2343"/>
    <meta:generator>LibreOffice/7.3.7.2$Linux_X86_64 LibreOffice_project/30$Build-2</meta:generator>
  </office:meta>
</office:document-meta>
</file>